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35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>
      <style:table-cell-properties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Quantità acquistata</text:p>
          </table:table-cell>
          <table:table-cell office:value-type="string" calcext:value-type="string">
            <text:p>Prezzo d'acquisto</text:p>
          </table:table-cell>
          <table:table-cell office:value-type="string" calcext:value-type="string">
            <text:p>Quantità venduta</text:p>
          </table:table-cell>
          <table:table-cell office:value-type="string" calcext:value-type="string">
            <text:p>Prezzo di vendita</text:p>
          </table:table-cell>
          <table:table-cell office:value-type="string" calcext:value-type="string">
            <text:p>Profitto</text:p>
          </table:table-cell>
          <table:table-cell table:number-columns-repeated="2"/>
        </table:table-row>
        <table:table-row table:style-name="ro1">
          <table:table-cell table:formula="of:=1.1351E+021" office:value-type="float" office:value="1.1351E+021" calcext:value-type="float">
            <text:p>1.1351E+21</text:p>
          </table:table-cell>
          <table:table-cell office:value-type="float" office:value="2.209E+019" calcext:value-type="float">
            <text:p>2.2090E+19</text:p>
          </table:table-cell>
          <table:table-cell office:value-type="float" office:value="1.1351E+021" calcext:value-type="float">
            <text:p>1.1351E+21</text:p>
          </table:table-cell>
          <table:table-cell office:value-type="float" office:value="2.336E+019" calcext:value-type="float">
            <text:p>2.3360E+19</text:p>
          </table:table-cell>
          <table:table-cell table:formula="of:=([.C2]*[.D2]-[.A2]*[.B2])/1E+018" office:value-type="float" office:value="1.441577E+021" calcext:value-type="float">
            <text:p>1.4416E+21</text:p>
          </table:table-cell>
          <table:table-cell table:number-columns-repeated="2"/>
        </table:table-row>
        <table:table-row table:style-name="ro1">
          <table:table-cell office:value-type="float" office:value="1.1E+021" calcext:value-type="float">
            <text:p>1.1000E+21</text:p>
          </table:table-cell>
          <table:table-cell office:value-type="float" office:value="2.608E+019" calcext:value-type="float">
            <text:p>2.6080E+19</text:p>
          </table:table-cell>
          <table:table-cell office:value-type="float" office:value="1.1E+021" calcext:value-type="float">
            <text:p>1.1000E+21</text:p>
          </table:table-cell>
          <table:table-cell office:value-type="float" office:value="3.11E+019" calcext:value-type="float">
            <text:p>3.1100E+19</text:p>
          </table:table-cell>
          <table:table-cell table:formula="of:=([.C3]*[.D3]-[.A3]*[.B3])/1E+018" office:value-type="float" office:value="5.522E+021" calcext:value-type="float">
            <text:p>5.5220E+21</text:p>
          </table:table-cell>
          <table:table-cell table:number-columns-repeated="2"/>
        </table:table-row>
        <table:table-row table:style-name="ro1">
          <table:table-cell office:value-type="float" office:value="5.3955E+020" calcext:value-type="float">
            <text:p>5.3955E+20</text:p>
          </table:table-cell>
          <table:table-cell office:value-type="float" office:value="2.737E+019" calcext:value-type="float">
            <text:p>2.7370E+19</text:p>
          </table:table-cell>
          <table:table-cell office:value-type="float" office:value="5.3955E+020" calcext:value-type="float">
            <text:p>5.3955E+20</text:p>
          </table:table-cell>
          <table:table-cell office:value-type="float" office:value="3.11E+019" calcext:value-type="float">
            <text:p>3.1100E+19</text:p>
          </table:table-cell>
          <table:table-cell table:formula="of:=([.C4]*[.D4]-[.A4]*[.B4])/1E+018" office:value-type="float" office:value="2.0125215E+021" calcext:value-type="float">
            <text:p>2.0125E+21</text:p>
          </table:table-cell>
          <table:table-cell table:number-columns-repeated="2"/>
        </table:table-row>
        <table:table-row table:style-name="ro1">
          <table:table-cell office:value-type="float" office:value="5E+019" calcext:value-type="float">
            <text:p>5.0000E+19</text:p>
          </table:table-cell>
          <table:table-cell office:value-type="float" office:value="3.668E+019" calcext:value-type="float">
            <text:p>3.6680E+19</text:p>
          </table:table-cell>
          <table:table-cell office:value-type="float" office:value="5E+019" calcext:value-type="float">
            <text:p>5.0000E+19</text:p>
          </table:table-cell>
          <table:table-cell office:value-type="float" office:value="3.561E+019" calcext:value-type="float">
            <text:p>3.5610E+19</text:p>
          </table:table-cell>
          <table:table-cell table:formula="of:=([.C5]*[.D5]-[.A5]*[.B5])/1E+018" office:value-type="float" office:value="-5.35E+019" calcext:value-type="float">
            <text:p>-5.3500E+19</text:p>
          </table:table-cell>
          <table:table-cell table:number-columns-repeated="2"/>
        </table:table-row>
        <table:table-row table:style-name="ro1">
          <table:table-cell office:value-type="float" office:value="9.59E+020" calcext:value-type="float">
            <text:p>9.5900E+20</text:p>
          </table:table-cell>
          <table:table-cell office:value-type="float" office:value="3.218E+019" calcext:value-type="float">
            <text:p>3.2180E+19</text:p>
          </table:table-cell>
          <table:table-cell office:value-type="float" office:value="9.5E+020" calcext:value-type="float">
            <text:p>9.5000E+20</text:p>
          </table:table-cell>
          <table:table-cell office:value-type="float" office:value="3.216E+019" calcext:value-type="float">
            <text:p>3.2160E+19</text:p>
          </table:table-cell>
          <table:table-cell table:formula="of:=([.C6]*[.D6]-[.A6]*[.B6])/1E+018" office:value-type="float" office:value="-3.08620000000001E+020" calcext:value-type="float">
            <text:p>-3.0862E+20</text:p>
          </table:table-cell>
          <table:table-cell table:number-columns-repeated="2"/>
        </table:table-row>
        <table:table-row table:style-name="ro1">
          <table:table-cell office:value-type="float" office:value="1.1632E+021" calcext:value-type="float">
            <text:p>1.1632E+21</text:p>
          </table:table-cell>
          <table:table-cell office:value-type="float" office:value="3.19E+019" calcext:value-type="float">
            <text:p>3.1900E+19</text:p>
          </table:table-cell>
          <table:table-cell office:value-type="float" office:value="1.1632E+021" calcext:value-type="float">
            <text:p>1.1632E+21</text:p>
          </table:table-cell>
          <table:table-cell office:value-type="float" office:value="3.294E+019" calcext:value-type="float">
            <text:p>3.2940E+19</text:p>
          </table:table-cell>
          <table:table-cell table:formula="of:=([.C7]*[.D7]-[.A7]*[.B7])/1E+018" office:value-type="float" office:value="1.209728E+021" calcext:value-type="float">
            <text:p>1.2097E+21</text:p>
          </table:table-cell>
          <table:table-cell table:number-columns-repeated="2"/>
        </table:table-row>
        <table:table-row table:style-name="ro1">
          <table:table-cell office:value-type="float" office:value="5.8041E+020" calcext:value-type="float">
            <text:p>5.8041E+20</text:p>
          </table:table-cell>
          <table:table-cell office:value-type="float" office:value="3.19E+019" calcext:value-type="float">
            <text:p>3.1900E+19</text:p>
          </table:table-cell>
          <table:table-cell office:value-type="float" office:value="5.8041E+020" calcext:value-type="float">
            <text:p>5.8041E+20</text:p>
          </table:table-cell>
          <table:table-cell office:value-type="float" office:value="3.294E+019" calcext:value-type="float">
            <text:p>3.2940E+19</text:p>
          </table:table-cell>
          <table:table-cell table:formula="of:=([.C8]*[.D8]-[.A8]*[.B8])/1E+018" office:value-type="float" office:value="6.03626399999999E+020" calcext:value-type="float">
            <text:p>6.0363E+20</text:p>
          </table:table-cell>
          <table:table-cell table:number-columns-repeated="2"/>
        </table:table-row>
        <table:table-row table:style-name="ro1">
          <table:table-cell office:value-type="float" office:value="5.5708E+020" calcext:value-type="float">
            <text:p>5.5708E+20</text:p>
          </table:table-cell>
          <table:table-cell office:value-type="float" office:value="3.19E+019" calcext:value-type="float">
            <text:p>3.1900E+19</text:p>
          </table:table-cell>
          <table:table-cell office:value-type="float" office:value="5.5708E+020" calcext:value-type="float">
            <text:p>5.5708E+20</text:p>
          </table:table-cell>
          <table:table-cell office:value-type="float" office:value="3.294E+019" calcext:value-type="float">
            <text:p>3.2940E+19</text:p>
          </table:table-cell>
          <table:table-cell table:formula="of:=([.C9]*[.D9]-[.A9]*[.B9])/1E+018" office:value-type="float" office:value="5.79363200000002E+020" calcext:value-type="float">
            <text:p>5.7936E+20</text:p>
          </table:table-cell>
          <table:table-cell table:number-columns-repeated="2"/>
        </table:table-row>
        <table:table-row table:style-name="ro1">
          <table:table-cell office:value-type="float" office:value="7.4188E+020" calcext:value-type="float">
            <text:p>7.4188E+20</text:p>
          </table:table-cell>
          <table:table-cell office:value-type="float" office:value="3.293E+019" calcext:value-type="float">
            <text:p>3.2930E+19</text:p>
          </table:table-cell>
          <table:table-cell office:value-type="float" office:value="0" calcext:value-type="float">
            <text:p>0.0000E+00</text:p>
          </table:table-cell>
          <table:table-cell table:style-name="ce2" office:value-type="float" office:value="3.322E+019" calcext:value-type="float">
            <text:p>3.322E+019</text:p>
          </table:table-cell>
          <table:table-cell table:formula="of:=([.C10]*[.D10]-[.A10]*[.B10])/1E+018" office:value-type="float" office:value="-2.44301084E+022" calcext:value-type="float">
            <text:p>-2.4430E+22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2"/>
          <table:table-cell table:style-name="ce2" office:value-type="string" calcext:value-type="string">
            <text:p>Profitto medio</text:p>
          </table:table-cell>
          <table:table-cell table:style-name="ce2" office:value-type="string" calcext:value-type="string">
            <text:p>Deviazione Standard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2" office:value-type="string" calcext:value-type="string">
            <text:p>Operazioni in positivo</text:p>
          </table:table-cell>
          <table:table-cell table:formula="of:=AVERAGE([.E2];[.E3];[.E4];[.E7];[.E8];[.E9])" office:value-type="float" office:value="1.89480268333333E+021" calcext:value-type="float">
            <text:p>1.8948E+21</text:p>
          </table:table-cell>
          <table:table-cell table:formula="of:=COM.MICROSOFT.STDEV.P([.E2];[.E3];[.E4];[.E7];[.E8];[.E9])" office:value-type="float" office:value="1.69522251069308E+021" calcext:value-type="float">
            <text:p>1.6952E+2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2" office:value-type="string" calcext:value-type="string">
            <text:p>Operazioni in negativo</text:p>
          </table:table-cell>
          <table:table-cell table:formula="of:=AVERAGE([.E6];[.E5];[.E10])" office:value-type="float" office:value="-8.26407613333334E+021" calcext:value-type="float">
            <text:p>-8.2641E+21</text:p>
          </table:table-cell>
          <table:table-cell table:formula="of:=COM.MICROSOFT.STDEV.P(-[.E6];-[.E5];-[.E10])" office:value-type="float" office:value="1.14315855123362E+022" calcext:value-type="float">
            <text:p>1.1432E+22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4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15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16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17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8T18:55:11.445182642</meta:creation-date>
    <dc:date>2020-07-08T19:37:36.692059642</dc:date>
    <meta:editing-duration>PT5M51S</meta:editing-duration>
    <meta:editing-cycles>2</meta:editing-cycles>
    <meta:generator>LibreOffice/6.1.5.2$Linux_X86_64 LibreOffice_project/10$Build-2</meta:generator>
    <meta:document-statistic meta:table-count="1" meta:cell-count="58" meta:object-count="0"/>
  </office:meta>
</office:document-meta>
</file>